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cm" fo:border="none" style:writing-mode="page"/>
    </style:style>
    <style:style style:name="Tabela4.2" style:family="table-row">
      <style:table-row-properties style:min-row-height="2.508cm"/>
    </style:style>
    <style:style style:name="P1" style:family="paragraph" style:parent-style-name="Standard">
      <style:text-properties officeooo:rsid="001e18c4"/>
    </style:style>
    <style:style style:name="P2" style:family="paragraph" style:parent-style-name="Standard">
      <style:text-properties officeooo:rsid="001ef2da" officeooo:paragraph-rsid="001ef2da"/>
    </style:style>
    <style:style style:name="P3" style:family="paragraph" style:parent-style-name="Standard" style:list-style-name="L1">
      <style:text-properties officeooo:rsid="001ef2da" officeooo:paragraph-rsid="001ef2da"/>
    </style:style>
    <style:style style:name="P4" style:family="paragraph" style:parent-style-name="Standard" style:list-style-name="L2">
      <style:text-properties officeooo:rsid="001ef2da" officeooo:paragraph-rsid="001ef2da"/>
    </style:style>
    <style:style style:name="P5" style:family="paragraph" style:parent-style-name="Standard" style:list-style-name="L1">
      <style:text-properties officeooo:paragraph-rsid="001ef2da"/>
    </style:style>
    <style:style style:name="P6" style:family="paragraph" style:parent-style-name="Standard" style:list-style-name="L2">
      <style:text-properties officeooo:rsid="002087a3" officeooo:paragraph-rsid="002087a3"/>
    </style:style>
    <style:style style:name="P7" style:family="paragraph" style:parent-style-name="Standard">
      <style:text-properties officeooo:rsid="002087a3" officeooo:paragraph-rsid="002087a3"/>
    </style:style>
    <style:style style:name="P8" style:family="paragraph" style:parent-style-name="Standard">
      <style:text-properties officeooo:rsid="00239c31" officeooo:paragraph-rsid="00239c31"/>
    </style:style>
    <style:style style:name="P9" style:family="paragraph" style:parent-style-name="Standard" style:list-style-name="L3">
      <style:text-properties officeooo:rsid="00240977" officeooo:paragraph-rsid="00240977"/>
    </style:style>
    <style:style style:name="P10" style:family="paragraph" style:parent-style-name="Table_20_Contents" style:list-style-name="L2">
      <style:text-properties officeooo:rsid="001ef2da" officeooo:paragraph-rsid="001ef2da"/>
    </style:style>
    <style:style style:name="P11" style:family="paragraph" style:parent-style-name="Table_20_Contents" style:list-style-name="L2">
      <style:text-properties officeooo:rsid="001ef2da" officeooo:paragraph-rsid="002087a3"/>
    </style:style>
    <style:style style:name="P12" style:family="paragraph" style:parent-style-name="Table_20_Contents" style:list-style-name="L2">
      <style:text-properties officeooo:rsid="001ef2da" officeooo:paragraph-rsid="002272fa"/>
    </style:style>
    <style:style style:name="P13" style:family="paragraph" style:parent-style-name="Table_20_Contents" style:list-style-name="L2">
      <style:text-properties officeooo:paragraph-rsid="001ef2da"/>
    </style:style>
    <style:style style:name="P14" style:family="paragraph" style:parent-style-name="Table_20_Contents" style:list-style-name="L2">
      <style:text-properties officeooo:paragraph-rsid="002087a3"/>
    </style:style>
    <style:style style:name="P15" style:family="paragraph" style:parent-style-name="Table_20_Contents" style:list-style-name="L2">
      <style:text-properties officeooo:paragraph-rsid="002272fa"/>
    </style:style>
    <style:style style:name="P16" style:family="paragraph" style:parent-style-name="Table_20_Contents" style:list-style-name="L2">
      <style:text-properties officeooo:rsid="002087a3" officeooo:paragraph-rsid="002087a3"/>
    </style:style>
    <style:style style:name="P17" style:family="paragraph" style:parent-style-name="Table_20_Contents" style:list-style-name="L2">
      <style:text-properties officeooo:rsid="002087a3" officeooo:paragraph-rsid="002272fa"/>
    </style:style>
    <style:style style:name="P18" style:family="paragraph" style:parent-style-name="Table_20_Contents" style:list-style-name="L2">
      <style:text-properties officeooo:rsid="002272fa" officeooo:paragraph-rsid="002272fa"/>
    </style:style>
    <style:style style:name="P19" style:family="paragraph" style:parent-style-name="Table_20_Contents" style:list-style-name="L3">
      <style:text-properties officeooo:rsid="00240977" officeooo:paragraph-rsid="00240977"/>
    </style:style>
    <style:style style:name="P20" style:family="paragraph" style:parent-style-name="Text_20_body" style:list-style-name="L2">
      <style:text-properties officeooo:paragraph-rsid="001ef2da"/>
    </style:style>
    <style:style style:name="P21" style:family="paragraph" style:parent-style-name="Text_20_body" style:list-style-name="L2">
      <style:text-properties officeooo:paragraph-rsid="002087a3"/>
    </style:style>
    <style:style style:name="P22" style:family="paragraph" style:parent-style-name="Text_20_body" style:list-style-name="L2">
      <style:text-properties officeooo:paragraph-rsid="002272fa"/>
    </style:style>
    <style:style style:name="T1" style:family="text">
      <style:text-properties officeooo:rsid="001ef2da"/>
    </style:style>
    <style:style style:name="T2" style:family="text">
      <style:text-properties officeooo:rsid="002087a3"/>
    </style:style>
    <style:style style:name="T3" style:family="text">
      <style:text-properties officeooo:rsid="002272fa"/>
    </style:style>
    <style:style style:name="T4" style:family="text">
      <style:text-properties officeooo:rsid="00239c31"/>
    </style:style>
    <style:style style:name="T5" style:family="text">
      <style:text-properties officeooo:rsid="0025d2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bugging e Error Handling (Tratamento de Erros)</text:p>
      <text:p text:style-name="P1"/>
      <text:p text:style-name="P2">Tipos de erros</text:p>
      <text:list xml:id="list3547301618" text:style-name="L1">
        <text:list-item>
          <text:p text:style-name="P5"><text:span text:style-name="T1">ECMAScript Error → erros que ocorrem em tempo de execução. Algo não foi declarado ou esquecido. Composto por mensagem, nome do erro, linha e call satck (pilha de chamada até chegar no erro).</text:span></text:p>
        </text:list-item>
        <text:list-item>
          <text:p text:style-name="P3">DOMException → erros relacionados ao DOM. Erros relacionados ao código que está sendo rodado em uma página da web.</text:p>
        </text:list-item>
      </text:list>
      <text:p text:style-name="P2"/>
      <text:p text:style-name="P2">Tratamento de erros</text:p>
      <text:list xml:id="list4101580231" text:style-name="L2">
        <text:list-item>
          <text:p text:style-name="P4">Throw → é semelhante ao return, mas retorna e inclui o comportamento de erro. <text:span text:style-name="T5">Throw lança um erro e return retorna um valor.</text:span></text:p>
        </text:list-item>
      </text:list>
      <table:table table:name="Tabela3" table:style-name="Tabela3">
        <table:table-column table:style-name="Tabela3.A" table:number-columns-repeated="2"/>
        <table:table-row table:style-name="TableLine2732733331136">
          <table:table-cell table:style-name="Tabela3.A1" office:value-type="string">
            <text:list xml:id="list171730307196607" text:continue-numbering="true" text:style-name="L2">
              <text:list-header>
                <text:p text:style-name="P15"><text:span text:style-name="T1">function verificaPalindromo (string) {</text:span></text:p>
                <text:list>
                  <text:list-header>
                    <text:p text:style-name="P12">if (string) <text:span text:style-name="T3">return</text:span> “String inválida”;</text:p>
                    <text:p text:style-name="P22">return string === string.split (‘’).reverse.( ).join(‘’<text:span text:style-name="T1">);</text:span></text:p>
                  </text:list-header>
                </text:list>
                <text:p text:style-name="P15"><text:span text:style-name="T1">}</text:span></text:p>
                <text:p text:style-name="P18">verificaPalindromo(‘cat’); // String inválida</text:p>
              </text:list-header>
            </text:list>
          </table:table-cell>
          <table:table-cell table:style-name="Tabela3.A1" office:value-type="string">
            <text:list xml:id="list171729469952019" text:continue-numbering="true" text:style-name="L2">
              <text:list-header>
                <text:p text:style-name="P15"><text:span text:style-name="T1">function verificaPalindromo (string) {</text:span></text:p>
                <text:list text:continue-numbering="true">
                  <text:list-header>
                    <text:p text:style-name="P12">if (string) throw “String inválida”;</text:p>
                    <text:p text:style-name="P22">return string === string.split (‘’).reverse.( ).join(‘’<text:span text:style-name="T1">);</text:span></text:p>
                  </text:list-header>
                </text:list>
                <text:p text:style-name="P15"><text:span text:style-name="T1">}</text:span></text:p>
                <text:p text:style-name="P18">verificaPalindromo(‘cat’); // U<text:span text:style-name="T4">ncaught String inválida</text:span></text:p>
              </text:list-header>
            </text:list>
          </table:table-cell>
        </table:table-row>
      </table:table>
      <text:list xml:id="list171730085708447" text:continue-numbering="true" text:style-name="L2">
        <text:list-header>
          <text:p text:style-name="P4"/>
        </text:list-header>
        <text:list-item>
          <text:p text:style-name="P4">Try...catch → verifica um trecho de código no bloco try e trata esse erro <text:span text:style-name="T3">no bloco catch</text:span>. <text:span text:style-name="T2">O Catch permite a manipulação do erro de forma </text:span><text:span text:style-name="T3">personalizada e</text:span><text:span text:style-name="T2"> mais organizada.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leLine2733004358480">
          <table:table-cell table:style-name="Tabela1.A1" office:value-type="string">
            <text:list xml:id="list171730565795819" text:continue-numbering="true" text:style-name="L2">
              <text:list-header>
                <text:p text:style-name="P13"><text:span text:style-name="T1">function verificaPalindromo (string) {</text:span></text:p>
                <text:list>
                  <text:list-header>
                    <text:p text:style-name="P10">if (string) throw “String inválida”;</text:p>
                    <text:p text:style-name="P20">return string === string.split (‘’).reverse.( ).join(‘’<text:span text:style-name="T1">);</text:span></text:p>
                  </text:list-header>
                </text:list>
                <text:p text:style-name="P13"><text:span text:style-name="T1">}</text:span></text:p>
                <text:p text:style-name="P10"/>
                <text:p text:style-name="P10">function tryCatchExemplo (string) {</text:p>
                <text:list text:continue-numbering="true">
                  <text:list-header>
                    <text:p text:style-name="P10">try {</text:p>
                    <text:list>
                      <text:list-header>
                        <text:p text:style-name="P10">verificaPalindromo (string)</text:p>
                      </text:list-header>
                    </text:list>
                    <text:p text:style-name="P10">}</text:p>
                    <text:p text:style-name="P10">catch (e) {</text:p>
                    <text:list text:continue-numbering="true">
                      <text:list-header>
                        <text:p text:style-name="P10">console.log (e);</text:p>
                      </text:list-header>
                    </text:list>
                    <text:p text:style-name="P10">}</text:p>
                  </text:list-header>
                </text:list>
                <text:p text:style-name="P10">}</text:p>
                <text:p text:style-name="P16">tryCatchExemplo (‘’); // String inválida</text:p>
              </text:list-header>
            </text:list>
          </table:table-cell>
          <table:table-cell table:style-name="Tabela1.A1" office:value-type="string">
            <text:list xml:id="list171731314374933" text:continue-numbering="true" text:style-name="L2">
              <text:list-header>
                <text:p text:style-name="P14"><text:span text:style-name="T1">function verificaPalindromo (string) {</text:span></text:p>
                <text:list text:continue-numbering="true">
                  <text:list-header>
                    <text:p text:style-name="P11">if (string) throw “String inválida”;</text:p>
                    <text:p text:style-name="P21">return string === string.split (‘’).reverse.().join(‘’<text:span text:style-name="T1">);</text:span></text:p>
                  </text:list-header>
                </text:list>
                <text:p text:style-name="P14"><text:span text:style-name="T1">}</text:span></text:p>
                <text:p text:style-name="P11"/>
                <text:p text:style-name="P11">function tryCatchExemplo (string) {</text:p>
                <text:list text:continue-numbering="true">
                  <text:list-header>
                    <text:p text:style-name="P11">try {</text:p>
                    <text:list>
                      <text:list-header>
                        <text:p text:style-name="P11">verificaPalindromo (string)</text:p>
                      </text:list-header>
                    </text:list>
                    <text:p text:style-name="P11">}</text:p>
                    <text:p text:style-name="P11">catch (e) {</text:p>
                    <text:list text:continue-numbering="true">
                      <text:list-header>
                        <text:p text:style-name="P11"><text:span text:style-name="T2">throw</text:span> (e);</text:p>
                      </text:list-header>
                    </text:list>
                    <text:p text:style-name="P11">}</text:p>
                  </text:list-header>
                </text:list>
                <text:p text:style-name="P11">}</text:p>
                <text:p text:style-name="P16">tryCatchExemplo (‘’); // ícone de erro + <text:span text:style-name="T3">Uncaught </text:span>String inválida</text:p>
              </text:list-header>
            </text:list>
          </table:table-cell>
        </table:table-row>
      </table:table>
      <text:list xml:id="list171731538902312" text:continue-numbering="true" text:style-name="L2">
        <text:list-header>
          <text:p text:style-name="P4"/>
        </text:list-header>
        <text:list-item>
          <text:p text:style-name="P6">Finally → instrução além do bloco try...catch que vi ser chamada independente se vai ter erro ou não.</text:p>
        </text:list-item>
      </text:list>
      <table:table table:name="Tabela2" table:style-name="Tabela2">
        <table:table-column table:style-name="Tabela2.A" table:number-columns-repeated="2"/>
        <table:table-row table:style-name="TableLine2733041975952">
          <table:table-cell table:style-name="Tabela2.A1" office:value-type="string">
            <text:list xml:id="list171730173589469" text:continue-numbering="true" text:style-name="L2">
              <text:list-header>
                <text:p text:style-name="P14"><text:span text:style-name="T1">function verificaPalindromo (string) {</text:span></text:p>
                <text:list>
                  <text:list-header>
                    <text:p text:style-name="P11">if (string) throw “String inválida”;</text:p>
                    <text:p text:style-name="P21">return string === string.split (‘’).reverse.().join(‘’<text:span text:style-name="T1">);</text:span></text:p>
                  </text:list-header>
                </text:list>
                <text:p text:style-name="P14"><text:span text:style-name="T1">}</text:span></text:p>
                <text:p text:style-name="P11"/>
                <text:p text:style-name="P11">function tryCatchExemplo (string) {</text:p>
                <text:list text:continue-numbering="true">
                  <text:list-header>
                    <text:p text:style-name="P11">try {</text:p>
                    <text:list>
                      <text:list-header>
                        <text:p text:style-name="P11">verificaPalindromo (string)</text:p>
                      </text:list-header>
                    </text:list>
                    <text:p text:style-name="P11"><text:soft-page-break/>}</text:p>
                    <text:p text:style-name="P11">catch (e) {</text:p>
                    <text:list text:continue-numbering="true">
                      <text:list-header>
                        <text:p text:style-name="P11">console.log (e);</text:p>
                      </text:list-header>
                    </text:list>
                    <text:p text:style-name="P11">}</text:p>
                    <text:p text:style-name="P16">finally {</text:p>
                    <text:list text:continue-numbering="true">
                      <text:list-header>
                        <text:p text:style-name="P16">console.log (“A string enviada foi: “ + string);</text:p>
                      </text:list-header>
                    </text:list>
                    <text:p text:style-name="P16">}</text:p>
                  </text:list-header>
                </text:list>
                <text:p text:style-name="P11">}</text:p>
                <text:p text:style-name="P16">tryCatchExemplo (‘’); // A string enviada foi:</text:p>
                <text:p text:style-name="P16">Uncaught String inválida</text:p>
              </text:list-header>
            </text:list>
          </table:table-cell>
          <table:table-cell table:style-name="Tabela2.A1" office:value-type="string">
            <text:list xml:id="list171731549844915" text:continue-numbering="true" text:style-name="L2">
              <text:list-header>
                <text:p text:style-name="P14"><text:span text:style-name="T1">function verificaPalindromo (string) {</text:span></text:p>
                <text:list text:continue-numbering="true">
                  <text:list-header>
                    <text:p text:style-name="P11">if (string) throw “String inválida”;</text:p>
                    <text:p text:style-name="P21">return string === string.split (‘’).reverse.().join(‘’<text:span text:style-name="T1">);</text:span></text:p>
                  </text:list-header>
                </text:list>
                <text:p text:style-name="P14"><text:span text:style-name="T1">}</text:span></text:p>
                <text:p text:style-name="P11"/>
                <text:p text:style-name="P11">function tryCatchExemplo (string) {</text:p>
                <text:list text:continue-numbering="true">
                  <text:list-header>
                    <text:p text:style-name="P11">try {</text:p>
                    <text:list>
                      <text:list-header>
                        <text:p text:style-name="P11">verificaPalindromo (string)</text:p>
                      </text:list-header>
                    </text:list>
                    <text:p text:style-name="P11"><text:soft-page-break/>}</text:p>
                    <text:p text:style-name="P11">catch (e) {</text:p>
                    <text:list text:continue-numbering="true">
                      <text:list-header>
                        <text:p text:style-name="P11">console.log (e);</text:p>
                      </text:list-header>
                    </text:list>
                    <text:p text:style-name="P11">}</text:p>
                    <text:p text:style-name="P17">finally {</text:p>
                    <text:list text:continue-numbering="true">
                      <text:list-header>
                        <text:p text:style-name="P17">console.log (“A string enviada foi: “ + string);</text:p>
                      </text:list-header>
                    </text:list>
                    <text:p text:style-name="P17"><text:span text:style-name="T3">}</text:span></text:p>
                  </text:list-header>
                </text:list>
                <text:p text:style-name="P11">}</text:p>
                <text:p text:style-name="P16">tryCatchExemplo (‘<text:span text:style-name="T3">ala</text:span>’); // <text:span text:style-name="T3">A s</text:span>tring <text:span text:style-name="T3">enviada foi: ala</text:span></text:p>
                <text:p text:style-name="P18">true</text:p>
              </text:list-header>
            </text:list>
          </table:table-cell>
        </table:table-row>
      </table:table>
      <text:p text:style-name="P7"/>
      <text:p text:style-name="P8">O objeto Error</text:p>
      <text:list xml:id="list1404159294" text:style-name="L3">
        <text:list-item>
          <text:p text:style-name="P9">Aceita 3 parâmetros (todos opcionais): message, fileName, lineNumber.</text:p>
        </text:list-item>
        <text:list-item>
          <text:p text:style-name="P9">O erro pode ter um nome → utiliza-se a propriedade name.</text:p>
        </text:list-item>
      </text:list>
      <table:table table:name="Tabela4" table:style-name="Tabela4">
        <table:table-column table:style-name="Tabela4.A"/>
        <table:table-row table:style-name="TableLine2733007635888">
          <table:table-cell table:style-name="Tabela4.A1" office:value-type="string">
            <text:list xml:id="list171730957906860" text:continue-numbering="true" text:style-name="L3">
              <text:list-header>
                <text:p text:style-name="P19"/>
                <text:p text:style-name="P19">New Error (message, fileName, lineNUmber){</text:p>
                <text:list>
                  <text:list-header>
                    <text:p text:style-name="P19">// todos os parâmetros são opcionais</text:p>
                  </text:list-header>
                </text:list>
                <text:p text:style-name="P19">}</text:p>
                <text:p text:style-name="P19"/>
                <text:p text:style-name="P19">const MeuErro = new Erro(‘Mensagem Inválida’);</text:p>
                <text:p text:style-name="P19">throw MeuErro; // Uncaught Error: Mensagem Inválida at &lt;anonymous&gt;:1:17</text:p>
                <text:p text:style-name="P19"/>
              </text:list-header>
            </text:list>
          </table:table-cell>
        </table:table-row>
        <table:table-row table:style-name="Tabela4.2">
          <table:table-cell table:style-name="Tabela4.A1" office:value-type="string">
            <text:list xml:id="list171730883002307" text:continue-numbering="true" text:style-name="L3">
              <text:list-header>
                <text:p text:style-name="P19"/>
                <text:p text:style-name="P19">Const MeuErro = new Error(‘Mensagem Inválida’);</text:p>
                <text:p text:style-name="P19">MeuErro.name = ‘InvalidMessage’;</text:p>
                <text:p text:style-name="P19"/>
                <text:p text:style-name="P19">throw MeuErro; //Uncaught InvalidMessage: Mensagem Inválida at &lt;anonymous&gt;3:17</text:p>
                <text:p text:style-name="P19"/>
              </text:list-header>
            </text:list>
          </table:table-cell>
        </table:table-row>
      </table:table>
      <text:list xml:id="list171730109684713" text:continue-numbering="true" text:style-name="L3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9T15:19:26.976000000</meta:creation-date>
    <dc:date>2022-04-19T17:17:28.816000000</dc:date>
    <meta:editing-duration>PT41M59S</meta:editing-duration>
    <meta:editing-cycles>2</meta:editing-cycles>
    <meta:generator>LibreOffice/7.1.3.2$Windows_X86_64 LibreOffice_project/47f78053abe362b9384784d31a6e56f8511eb1c1</meta:generator>
    <meta:document-statistic meta:table-count="4" meta:image-count="0" meta:object-count="0" meta:page-count="2" meta:paragraph-count="102" meta:word-count="522" meta:character-count="2988" meta:non-whitespace-character-count="2653"/>
  </office:meta>
</office:document-meta>
</file>